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Cockpit / Interior Lighting</text:p>
              </text:list-item>
              <text:list-item>
                <text:p>Flashlight</text:p>
              </text:list-item>
              <text:list-item>
                <text:p>Instruments</text:p>
              </text:list-item>
              <text:list-item>
                <text:p>Exterior Ligh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Approach (CAT I, II, III)</text:p>
              </text:list-item>
              <text:list-item>
                <text:p>Runway (Threshold, Edge, Center)</text:p>
              </text:list-item>
              <text:list-item>
                <text:p>Taxiway (Edge, Center, Protection, Holding)</text:p>
              </text:list-item>
              <text:list-item>
                <text:p>Obstructions (Steady, Flashing)</text:p>
              </text:list-item>
              <text:list-item>
                <text:p>ARCAL, Reflec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6.59cm" svg:x="1.399cm" svg:y="12.714cm" presentation:class="outline" presentation:user-transformed="true">
          <draw:text-box>
            <text:list text:style-name="L2">
              <text:list-item>
                <text:p>Darkness Adaptation</text:p>
              </text:list-item>
              <text:list-item>
                <text:p>Red Light</text:p>
              </text:list-item>
              <text:list-item>
                <text:p>Strobe Lights</text:p>
              </text:list-item>
              <text:list-item>
                <text:p>Illusions and Verti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>
          <draw:text-box>
            <text:list text:style-name="L2">
              <text:list-item>
                <text:p>Collision Avoidance (Strobe and Position Lights)</text:p>
              </text:list-item>
              <text:list-item>
                <text:p>Inadvertant Flight into Clou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7T21:30:47.101895138</dc:date>
    <meta:editing-duration>P3DT9H26M</meta:editing-duration>
    <meta:editing-cycles>988</meta:editing-cycles>
    <meta:generator>LibreOffice/4.2.7.2$Linux_x86 LibreOffice_project/420m0$Build-2</meta:generator>
    <meta:document-statistic meta:object-count="88"/>
  </office:meta>
</office:document-meta>
</file>